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3317" officeooo:paragraph-rsid="001c3317"/>
    </style:style>
    <style:style style:name="P2" style:family="paragraph" style:parent-style-name="Standard">
      <style:text-properties style:text-underline-style="solid" style:text-underline-width="auto" style:text-underline-color="font-color" officeooo:rsid="001e5933" officeooo:paragraph-rsid="001e5933"/>
    </style:style>
    <style:style style:name="P3" style:family="paragraph" style:parent-style-name="Standard">
      <style:text-properties style:text-underline-style="solid" style:text-underline-width="auto" style:text-underline-color="font-color" officeooo:rsid="00203fbb" officeooo:paragraph-rsid="00203fbb"/>
    </style:style>
    <style:style style:name="P4" style:family="paragraph" style:parent-style-name="Standard">
      <style:text-properties style:text-underline-style="solid" style:text-underline-width="auto" style:text-underline-color="font-color" officeooo:rsid="002466c8" officeooo:paragraph-rsid="002466c8"/>
    </style:style>
    <style:style style:name="P5" style:family="paragraph" style:parent-style-name="Standard">
      <style:text-properties style:text-underline-style="solid" style:text-underline-width="auto" style:text-underline-color="font-color" officeooo:rsid="00265f59" officeooo:paragraph-rsid="00265f59"/>
    </style:style>
    <style:style style:name="P6" style:family="paragraph" style:parent-style-name="Standard">
      <style:text-properties style:text-underline-style="solid" style:text-underline-width="auto" style:text-underline-color="font-color" officeooo:rsid="00297b2c" officeooo:paragraph-rsid="00297b2c"/>
    </style:style>
    <style:style style:name="P7" style:family="paragraph" style:parent-style-name="Standard">
      <style:text-properties officeooo:rsid="001e5933" officeooo:paragraph-rsid="001e5933" fo:background-color="transparent"/>
    </style:style>
    <style:style style:name="P8" style:family="paragraph" style:parent-style-name="Standard">
      <style:text-properties style:text-underline-style="none" officeooo:rsid="00203fbb" officeooo:paragraph-rsid="00203fbb"/>
    </style:style>
    <style:style style:name="P9" style:family="paragraph" style:parent-style-name="Standard">
      <style:text-properties style:text-underline-style="none" officeooo:rsid="002232b0" officeooo:paragraph-rsid="002232b0"/>
    </style:style>
    <style:style style:name="P10" style:family="paragraph" style:parent-style-name="Standard">
      <style:text-properties style:text-underline-style="none" officeooo:rsid="002466c8" officeooo:paragraph-rsid="002466c8"/>
    </style:style>
    <style:style style:name="P11" style:family="paragraph" style:parent-style-name="Standard">
      <style:text-properties style:text-underline-style="none" officeooo:rsid="0025c328" officeooo:paragraph-rsid="0025c328"/>
    </style:style>
    <style:style style:name="P12" style:family="paragraph" style:parent-style-name="Standard">
      <style:text-properties style:text-underline-style="none" officeooo:rsid="00265f59" officeooo:paragraph-rsid="00265f59"/>
    </style:style>
    <style:style style:name="P13" style:family="paragraph" style:parent-style-name="Standard">
      <style:text-properties style:text-underline-style="none" officeooo:rsid="0027e6a0" officeooo:paragraph-rsid="0027e6a0"/>
    </style:style>
    <style:style style:name="P14" style:family="paragraph" style:parent-style-name="Standard">
      <style:text-properties style:text-underline-style="none" officeooo:rsid="00297b2c" officeooo:paragraph-rsid="00297b2c"/>
    </style:style>
    <style:style style:name="P15" style:family="paragraph" style:parent-style-name="Standard">
      <style:text-properties style:text-underline-style="solid" style:text-underline-width="auto" style:text-underline-color="font-color" officeooo:rsid="002b2a4c" officeooo:paragraph-rsid="002b2a4c"/>
    </style:style>
    <style:style style:name="T1" style:family="text">
      <style:text-properties officeooo:rsid="001c3317"/>
    </style:style>
    <style:style style:name="T2" style:family="text">
      <style:text-properties officeooo:rsid="001d7b46"/>
    </style:style>
    <style:style style:name="T3" style:family="text">
      <style:text-properties officeooo:rsid="0025c328"/>
    </style:style>
    <style:style style:name="T4" style:family="text">
      <style:text-properties officeooo:rsid="0027e6a0"/>
    </style:style>
    <style:style style:name="T5" style:family="text">
      <style:text-properties officeooo:rsid="00297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<text:span text:style-name="T1">Filtering the data.</text:span></text:p>
      <text:p text:style-name="Standard"/>
      <text:p text:style-name="P1"><text:span text:style-name="T2">(1) </text:span>On the table <text:s/>"cic_59808.log_performance" ,There are different <text:s/>monitor_objects, one monitor_object has different performance_events, one performance_event has some current_performance_values. I need to count the value of each performance_event of each monitor_object.</text:p>
      <text:p text:style-name="P1"/>
      <text:p text:style-name="P7">SQL: </text:p>
      <text:p text:style-name="P2">SELECT monitor_object, performance_event, COUNT(current_performance_value) AS recored_num FROM cic_59808.log_performance</text:p>
      <text:p text:style-name="P2">WHERE monitor_period = '24小时'</text:p>
      <text:p text:style-name="P2">GROUP BY monitor_object, performance_event</text:p>
      <text:p text:style-name="P2">HAVING COUNT(current_performance_value) &gt;= 6</text:p>
      <text:p text:style-name="P2">ORDER BY monitor_object, performance_event;</text:p>
      <text:p text:style-name="P2"/>
      <text:p text:style-name="P8">(2) <text:span text:style-name="T1">Filtering </text:span>the log_performance with above result.</text:p>
      <text:p text:style-name="P8"/>
      <text:p text:style-name="P8">SQL: </text:p>
      <text:p text:style-name="P15">SELECT cic_59808.log_performance.net_element_name, cic_59808.log_performance.board,</text:p>
      <text:p text:style-name="P15">cic_59808.log_performance.performance_event, cic_59808.log_performance.end_time, </text:p>
      <text:p text:style-name="P15">cic_59808.log_performance.current_performance_value</text:p>
      <text:p text:style-name="P15">FROM cic_59808.log_performance, </text:p>
      <text:p text:style-name="P15"><text:tab/>(</text:p>
      <text:p text:style-name="P15"><text:tab/>SELECT monitor_object, performance_event</text:p>
      <text:p text:style-name="P15"><text:tab/>FROM cic_59808.log_performance</text:p>
      <text:p text:style-name="P15"><text:tab/>WHERE monitor_period = '24小时'</text:p>
      <text:p text:style-name="P15"><text:tab/>GROUP BY monitor_object, performance_event</text:p>
      <text:p text:style-name="P15"><text:tab/>HAVING COUNT(current_performance_value) &gt;= 6</text:p>
      <text:p text:style-name="P15"><text:tab/>ORDER BY monitor_object, performance_event</text:p>
      <text:p text:style-name="P15"><text:tab/>) AS count_result</text:p>
      <text:p text:style-name="P15">WHERE cic_59808.log_performance.monitor_period = '24小时' </text:p>
      <text:p text:style-name="P15">AND cic_59808.log_performance.monitor_object = count_result.monitor_object </text:p>
      <text:p text:style-name="P15">AND cic_59808.log_performance.performance_event = count_result.performance_event</text:p>
      <text:p text:style-name="P15">ORDER BY cic_59808.log_performance.monitor_object, cic_59808.log_performance.performance_event;</text:p>
      <text:p text:style-name="P3"/>
      <text:p text:style-name="P3"/>
      <text:p text:style-name="P9">2. <text:span text:style-name="T3">Warning data analysis</text:span></text:p>
      <text:p text:style-name="P9"/>
      <text:p text:style-name="P11"><text:span text:style-name="T4">(1) </text:span>There are 89 kinds of warning types. It's great job to fully understand every types.</text:p>
      <text:p text:style-name="P9"/>
      <text:p text:style-name="P10">SQL: </text:p>
      <text:p text:style-name="P4">SELECT warning_record.name, warning_record.count_name, cic_59808.type_warning.warn_level, </text:p>
      <text:p text:style-name="P4">cic_59808.type_warning.warn_desc, cic_59808.type_warning.warn_reason, cic_59808.type_warning.warn_pro_type</text:p>
      <text:p text:style-name="P4">FROM ( </text:p>
      <text:p text:style-name="P4">SELECT name, COUNT(name) AS count_name FROM cic_59808.log_warning</text:p>
      <text:p text:style-name="P4">GROUP BY name</text:p>
      <text:p text:style-name="P4">) AS warning_record LEFT OUTER JOIN cic_59808.type_warning </text:p>
      <text:p text:style-name="P4"><text:soft-page-break/>ON cic_59808.type_warning.warn_name = warning_record.name</text:p>
      <text:p text:style-name="P4">ORDER BY count_name DESC;</text:p>
      <text:p text:style-name="P4"/>
      <text:p text:style-name="P13">(2) Now,make it simple, I just find out which board has performance data by using <text:span text:style-name="T5">the </text:span>following sql.</text:p>
      <text:p text:style-name="P12">SQL: </text:p>
      <text:p text:style-name="P5">SELECT DISTINCT filtered_board.element_name, filtered_board.board_name FROM</text:p>
      <text:p text:style-name="P5">(</text:p>
      <text:p text:style-name="P5"><text:tab/>SELECT monitor_object, performance_event, MAX(net_element_name) AS element_name, MAX(board) AS board_name FROM cic_59808.log_performance</text:p>
      <text:p text:style-name="P5"><text:tab/>WHERE monitor_period = '24小时'</text:p>
      <text:p text:style-name="P5"><text:tab/>GROUP BY monitor_object, performance_event</text:p>
      <text:p text:style-name="P5"><text:tab/>HAVING COUNT(current_performance_value) &gt;= 6</text:p>
      <text:p text:style-name="P5">) AS filtered_board;</text:p>
      <text:p text:style-name="P5"/>
      <text:p text:style-name="P13">(3)<text:span text:style-name="T5">I find the warning occurred on above board by using the following sql.</text:span></text:p>
      <text:p text:style-name="P13"/>
      <text:p text:style-name="P14">SQL: </text:p>
      <text:p text:style-name="P6">SELECT filtered_board.element_name, filtered_board.board_name, cic_59808.log_warning.level, </text:p>
      <text:p text:style-name="P6">cic_59808.log_warning.name, cic_59808.log_warning.occur_time, cic_59808.log_warning.clear_time, </text:p>
      <text:p text:style-name="P6">cic_59808.log_warning.confirm_time FROM</text:p>
      <text:p text:style-name="P6">(</text:p>
      <text:p text:style-name="P6"><text:tab/>SELECT DISTINCT filtered_performance.element_name, filtered_performance.board_name FROM</text:p>
      <text:p text:style-name="P6"><text:tab/>(</text:p>
      <text:p text:style-name="P6"><text:tab/>SELECT monitor_object, performance_event, MAX(net_element_name) AS element_name, MAX(board) AS board_name FROM cic_59808.log_performance</text:p>
      <text:p text:style-name="P6"><text:tab/>WHERE monitor_period = '24小时'</text:p>
      <text:p text:style-name="P6"><text:tab/>GROUP BY monitor_object, performance_event</text:p>
      <text:p text:style-name="P6"><text:tab/>HAVING COUNT(current_performance_value) &gt;= 6</text:p>
      <text:p text:style-name="P6"><text:tab/>) AS filtered_performance</text:p>
      <text:p text:style-name="P6">) AS filtered_board, cic_59808.log_warning</text:p>
      <text:p text:style-name="P6">WHERE filtered_board.element_name = cic_59808.log_warning.warning_source </text:p>
      <text:p text:style-name="P6">AND filtered_board.board_name = cic_59808.log_warning.boar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0:07:57.923077014</meta:creation-date>
    <meta:generator>LibreOffice/4.2.8.2$Linux_X86_64 LibreOffice_project/420m0$Build-2</meta:generator>
    <dc:date>2016-06-15T18:01:16.957067912</dc:date>
    <meta:editing-duration>PT2H3M22S</meta:editing-duration>
    <meta:editing-cycles>10</meta:editing-cycles>
    <meta:document-statistic meta:table-count="0" meta:image-count="0" meta:object-count="0" meta:page-count="2" meta:paragraph-count="62" meta:word-count="306" meta:character-count="3287" meta:non-whitespace-character-count="3022"/>
  </office:meta>
</office:document-meta>
</file>